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5f_1" draw:shadow="visible" draw:shadow-offset-x="0.051cm" draw:shadow-offset-y="0.051cm" draw:shadow-color="#cdcdcd" draw:shadow-opacity="50%"/>
    </style:style>
    <style:style style:name="gr2" style:family="graphic" style:parent-style-name="standard">
      <style:graphic-properties draw:stroke="solid" svg:stroke-width="0.009cm" svg:stroke-color="#404040" svg:stroke-opacity="100%" draw:stroke-linejoin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draw:fill="none" draw:textarea-vertical-align="middle" fo:min-height="3.091cm" fo:padding-top="0cm" fo:padding-bottom="0cm" fo:padding-left="0cm" fo:padding-right="0cm"/>
    </style:style>
    <style:style style:name="gr4" style:family="graphic" style:parent-style-name="standard">
      <style:graphic-properties draw:stroke="none" draw:fill="gradient" draw:fill-gradient-name="Gradient_5f_2" draw:shadow="visible" draw:shadow-offset-x="0.051cm" draw:shadow-offset-y="0.051cm" draw:shadow-color="#cdcdcd" draw:shadow-opacity="50%"/>
    </style:style>
    <style:style style:name="gr5" style:family="graphic" style:parent-style-name="standard">
      <style:graphic-properties draw:stroke="none" draw:fill="gradient" draw:fill-gradient-name="Gradient_5f_3" draw:shadow="visible" draw:shadow-offset-x="0.051cm" draw:shadow-offset-y="0.051cm" draw:shadow-color="#cdcdcd" draw:shadow-opacity="50%"/>
    </style:style>
    <style:style style:name="gr6" style:family="graphic" style:parent-style-name="standard">
      <style:graphic-properties draw:stroke="none" draw:fill="gradient" draw:fill-gradient-name="Gradient_5f_4" draw:shadow="visible" draw:shadow-offset-x="0.051cm" draw:shadow-offset-y="0.051cm" draw:shadow-color="#cdcdcd" draw:shadow-opacity="50%"/>
    </style:style>
    <style:style style:name="gr7" style:family="graphic" style:parent-style-name="standard">
      <style:graphic-properties draw:stroke="none" draw:fill="none" draw:textarea-vertical-align="middle" fo:min-height="3.092cm" fo:padding-top="0cm" fo:padding-bottom="0cm" fo:padding-left="0cm" fo:padding-right="0cm"/>
    </style:style>
    <style:style style:name="gr8" style:family="graphic" style:parent-style-name="standard">
      <style:graphic-properties draw:stroke="none" draw:fill="gradient" draw:fill-gradient-name="Gradient_5f_5" draw:shadow="visible" draw:shadow-offset-x="0.051cm" draw:shadow-offset-y="0.051cm" draw:shadow-color="#cdcdcd" draw:shadow-opacity="50%"/>
    </style:style>
    <style:style style:name="gr9" style:family="graphic" style:parent-style-name="standard">
      <style:graphic-properties draw:stroke="none" draw:fill="gradient" draw:fill-gradient-name="Gradient_5f_6" draw:shadow="visible" draw:shadow-offset-x="0.051cm" draw:shadow-offset-y="0.051cm" draw:shadow-color="#cdcdcd" draw:shadow-opacity="50%"/>
    </style:style>
    <style:style style:name="gr10" style:family="graphic" style:parent-style-name="standard">
      <style:graphic-properties draw:stroke="none" draw:fill="gradient" draw:fill-gradient-name="Gradient_5f_7" draw:shadow="visible" draw:shadow-offset-x="0.051cm" draw:shadow-offset-y="0.051cm" draw:shadow-color="#cdcdcd" draw:shadow-opacity="50%"/>
    </style:style>
    <style:style style:name="gr11" style:family="graphic" style:parent-style-name="standard">
      <style:graphic-properties draw:stroke="none" draw:fill="gradient" draw:fill-gradient-name="Gradient_5f_8" draw:shadow="visible" draw:shadow-offset-x="0.051cm" draw:shadow-offset-y="0.051cm" draw:shadow-color="#cdcdcd" draw:shadow-opacity="50%"/>
    </style:style>
    <style:style style:name="gr12" style:family="graphic" style:parent-style-name="standard">
      <style:graphic-properties draw:stroke="solid" svg:stroke-width="0.035cm" svg:stroke-color="#404040" svg:stroke-opacity="100%" draw:stroke-linejoin="round" draw:fill="non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="none" draw:textarea-vertical-align="middle" fo:min-height="1.4cm" fo:padding-top="0cm" fo:padding-bottom="0cm" fo:padding-left="0cm" fo:padding-right="0cm"/>
    </style:style>
    <style:style style:name="gr14" style:family="graphic" style:parent-style-name="standard">
      <style:graphic-properties draw:stroke="none" svg:stroke-width="0cm" draw:marker-start-width="0.199cm" draw:marker-end-width="0.199cm" draw:fill="solid" draw:fill-color="#d8d8d8" draw:shadow="visible" draw:shadow-offset-x="0.051cm" draw:shadow-offset-y="0.051cm" draw:shadow-color="#cdcdcd" draw:shadow-opacity="50%"/>
    </style:style>
    <style:style style:name="gr15" style:family="graphic" style:parent-style-name="standard">
      <style:graphic-properties draw:stroke="dash" draw:stroke-dash="Dash_5f_1" svg:stroke-width="0cm" svg:stroke-color="#404040" draw:marker-start-width="0.199cm" draw:marker-end-width="0.199cm" svg:stroke-opacity="100%" draw:stroke-linejoin="round" draw:fill="none" fo:padding-top="0.124cm" fo:padding-bottom="0.124cm" fo:padding-left="0.249cm" fo:padding-right="0.249cm"/>
    </style:style>
    <style:style style:name="gr16" style:family="graphic" style:parent-style-name="standard">
      <style:graphic-properties draw:stroke="dash" draw:stroke-dash="Dash_5f_2" svg:stroke-width="0cm" svg:stroke-color="#404040" draw:marker-start-width="0.199cm" draw:marker-end-width="0.199cm" svg:stroke-opacity="100%" draw:stroke-linejoin="round" draw:fill="none" fo:padding-top="0.124cm" fo:padding-bottom="0.124cm" fo:padding-left="0.249cm" fo:padding-right="0.249cm"/>
    </style:style>
    <style:style style:name="gr17" style:family="graphic" style:parent-style-name="standard">
      <style:graphic-properties draw:stroke="dash" draw:stroke-dash="Dash_5f_3" svg:stroke-width="0cm" svg:stroke-color="#404040" draw:marker-start-width="0.199cm" draw:marker-end-width="0.199cm" svg:stroke-opacity="100%" draw:stroke-linejoin="round" draw:fill="none" fo:padding-top="0.124cm" fo:padding-bottom="0.124cm" fo:padding-left="0.249cm" fo:padding-right="0.249cm"/>
    </style:style>
    <style:style style:name="gr18" style:family="graphic" style:parent-style-name="standard">
      <style:graphic-properties draw:stroke="none" svg:stroke-width="0cm" draw:marker-start-width="0.199cm" draw:marker-end-width="0.199cm" draw:fill="gradient" draw:fill-gradient-name="Gradient_5f_9" draw:shadow="visible" draw:shadow-offset-x="0.051cm" draw:shadow-offset-y="0.051cm" draw:shadow-color="#cdcdcd" draw:shadow-opacity="50%"/>
    </style:style>
    <style:style style:name="gr19" style:family="graphic" style:parent-style-name="standard">
      <style:graphic-properties draw:stroke="solid" svg:stroke-width="0cm" svg:stroke-color="#404040" draw:marker-start-width="0.199cm" draw:marker-end-width="0.199cm" svg:stroke-opacity="100%" draw:stroke-linejoin="round" draw:fill="none" fo:padding-top="0.124cm" fo:padding-bottom="0.124cm" fo:padding-left="0.249cm" fo:padding-right="0.249cm"/>
    </style:style>
    <style:style style:name="gr20" style:family="graphic" style:parent-style-name="standard">
      <style:graphic-properties draw:stroke="none" svg:stroke-width="0cm" draw:marker-start-width="0.199cm" draw:marker-end-width="0.199cm" draw:fill="none" draw:textarea-vertical-align="middle" fo:min-height="1.775cm" fo:padding-top="0cm" fo:padding-bottom="0cm" fo:padding-left="0cm" fo:padding-right="0cm"/>
    </style:style>
    <style:style style:name="gr21" style:family="graphic" style:parent-style-name="standard">
      <style:graphic-properties draw:stroke="none" svg:stroke-width="0cm" draw:marker-start-width="0.199cm" draw:marker-end-width="0.199cm" draw:fill="gradient" draw:fill-gradient-name="Gradient_5f_10" draw:shadow="visible" draw:shadow-offset-x="0.051cm" draw:shadow-offset-y="0.051cm" draw:shadow-color="#cdcdcd" draw:shadow-opacity="50%"/>
    </style:style>
    <style:style style:name="gr22" style:family="graphic" style:parent-style-name="standard">
      <style:graphic-properties draw:stroke="none" svg:stroke-width="0cm" draw:marker-start-width="0.199cm" draw:marker-end-width="0.199cm" draw:fill="none" draw:textarea-vertical-align="middle" fo:min-height="1.776cm" fo:padding-top="0cm" fo:padding-bottom="0cm" fo:padding-left="0cm" fo:padding-right="0cm"/>
    </style:style>
    <style:style style:name="gr23" style:family="graphic" style:parent-style-name="standard">
      <style:graphic-properties draw:stroke="none" svg:stroke-width="0cm" draw:marker-start-width="0.199cm" draw:marker-end-width="0.199cm" draw:fill="gradient" draw:fill-gradient-name="Gradient_5f_11" draw:shadow="visible" draw:shadow-offset-x="0.051cm" draw:shadow-offset-y="0.051cm" draw:shadow-color="#cdcdcd" draw:shadow-opacity="50%"/>
    </style:style>
    <style:style style:name="gr24" style:family="graphic" style:parent-style-name="standard">
      <style:graphic-properties draw:stroke="none" svg:stroke-width="0cm" draw:marker-start-width="0.199cm" draw:marker-end-width="0.199cm" draw:fill="gradient" draw:fill-gradient-name="Gradient_5f_12" draw:shadow="visible" draw:shadow-offset-x="0.051cm" draw:shadow-offset-y="0.051cm" draw:shadow-color="#cdcdcd" draw:shadow-opacity="50%"/>
    </style:style>
    <style:style style:name="gr25" style:family="graphic" style:parent-style-name="standard">
      <style:graphic-properties draw:stroke="none" svg:stroke-width="0cm" draw:marker-start-width="0.199cm" draw:marker-end-width="0.199cm" draw:fill="gradient" draw:fill-gradient-name="Gradient_5f_13" draw:shadow="visible" draw:shadow-offset-x="0.051cm" draw:shadow-offset-y="0.051cm" draw:shadow-color="#cdcdcd" draw:shadow-opacity="50%"/>
    </style:style>
    <style:style style:name="gr26" style:family="graphic" style:parent-style-name="standard">
      <style:graphic-properties draw:stroke="solid" svg:stroke-width="0cm" svg:stroke-color="#404040" draw:marker-start-width="0.147cm" draw:marker-end="EndMarker_5f_1" draw:marker-end-width="0.359cm" svg:stroke-opacity="100%" draw:stroke-linejoin="round" draw:fill="none" fo:padding-top="0.124cm" fo:padding-bottom="0.124cm" fo:padding-left="0.249cm" fo:padding-right="0.249cm"/>
    </style:style>
    <style:style style:name="gr27" style:family="graphic" style:parent-style-name="standard">
      <style:graphic-properties draw:stroke="solid" svg:stroke-width="0cm" svg:stroke-color="#404040" draw:marker-start-width="0.147cm" draw:marker-end="EndMarker_5f_2" draw:marker-end-width="0.359cm" svg:stroke-opacity="100%" draw:stroke-linejoin="round" draw:fill="none" fo:padding-top="0.124cm" fo:padding-bottom="0.124cm" fo:padding-left="0.249cm" fo:padding-right="0.249cm"/>
    </style:style>
    <style:style style:name="gr28" style:family="graphic" style:parent-style-name="standard">
      <style:graphic-properties draw:stroke="solid" svg:stroke-width="0cm" svg:stroke-color="#404040" draw:marker-start-width="0.147cm" draw:marker-end="EndMarker_5f_3" draw:marker-end-width="0.359cm" svg:stroke-opacity="100%" draw:stroke-linejoin="round" draw:fill="none" fo:padding-top="0.124cm" fo:padding-bottom="0.124cm" fo:padding-left="0.249cm" fo:padding-right="0.249cm"/>
    </style:style>
    <style:style style:name="gr29" style:family="graphic" style:parent-style-name="standard">
      <style:graphic-properties draw:stroke="solid" svg:stroke-width="0cm" svg:stroke-color="#404040" draw:marker-start-width="0.147cm" draw:marker-end="EndMarker_5f_4" draw:marker-end-width="0.359cm" svg:stroke-opacity="100%" draw:stroke-linejoin="round" draw:fill="none" fo:padding-top="0.124cm" fo:padding-bottom="0.124cm" fo:padding-left="0.249cm" fo:padding-right="0.249cm"/>
    </style:style>
    <style:style style:name="gr30" style:family="graphic" style:parent-style-name="standard">
      <style:graphic-properties draw:stroke="none" svg:stroke-width="0cm" draw:marker-start-width="0.199cm" draw:marker-end-width="0.199cm" draw:fill="gradient" draw:fill-gradient-name="Gradient_5f_14" draw:shadow="visible" draw:shadow-offset-x="0.051cm" draw:shadow-offset-y="0.051cm" draw:shadow-color="#cdcdcd" draw:shadow-opacity="50%"/>
    </style:style>
    <style:style style:name="gr31" style:family="graphic" style:parent-style-name="standard">
      <style:graphic-properties draw:stroke="solid" svg:stroke-width="0cm" svg:stroke-color="#404040" draw:marker-start-width="0.147cm" draw:marker-end="EndMarker_5f_5" draw:marker-end-width="0.359cm" svg:stroke-opacity="100%" draw:stroke-linejoin="round" draw:fill="none" fo:padding-top="0.124cm" fo:padding-bottom="0.124cm" fo:padding-left="0.249cm" fo:padding-right="0.249cm"/>
    </style:style>
    <style:style style:name="gr32" style:family="graphic" style:parent-style-name="standard">
      <style:graphic-properties draw:stroke="none" svg:stroke-width="0cm" draw:marker-start-width="0.199cm" draw:marker-end-width="0.199cm" draw:fill="gradient" draw:fill-gradient-name="Gradient_5f_15" draw:shadow="visible" draw:shadow-offset-x="0.051cm" draw:shadow-offset-y="0.051cm" draw:shadow-color="#cdcdcd" draw:shadow-opacity="50%"/>
    </style:style>
    <style:style style:name="gr33" style:family="graphic" style:parent-style-name="standard">
      <style:graphic-properties draw:stroke="solid" svg:stroke-width="0cm" svg:stroke-color="#404040" draw:marker-start-width="0.147cm" draw:marker-end="EndMarker_5f_6" draw:marker-end-width="0.359cm" svg:stroke-opacity="100%" draw:stroke-linejoin="round" draw:fill="none" fo:padding-top="0.124cm" fo:padding-bottom="0.124cm" fo:padding-left="0.249cm" fo:padding-right="0.249cm"/>
    </style:style>
    <style:style style:name="gr34" style:family="graphic" style:parent-style-name="standard">
      <style:graphic-properties draw:stroke="none" svg:stroke-width="0cm" draw:marker-start-width="0.199cm" draw:marker-end-width="0.199cm" draw:fill="gradient" draw:fill-gradient-name="Gradient_5f_16" draw:shadow="visible" draw:shadow-offset-x="0.051cm" draw:shadow-offset-y="0.051cm" draw:shadow-color="#cdcdcd" draw:shadow-opacity="50%"/>
    </style:style>
    <style:style style:name="gr35" style:family="graphic" style:parent-style-name="standard">
      <style:graphic-properties draw:stroke="none" svg:stroke-width="0cm" draw:marker-start-width="0.199cm" draw:marker-end-width="0.199cm" draw:fill="none" draw:textarea-vertical-align="middle" fo:min-height="1.773cm" fo:padding-top="0cm" fo:padding-bottom="0cm" fo:padding-left="0cm" fo:padding-right="0cm"/>
    </style:style>
    <style:style style:name="gr36" style:family="graphic" style:parent-style-name="standard">
      <style:graphic-properties draw:stroke="none" svg:stroke-width="0cm" draw:marker-start-width="0.199cm" draw:marker-end-width="0.199cm" draw:fill="gradient" draw:fill-gradient-name="Gradient_5f_17" draw:shadow="visible" draw:shadow-offset-x="0.051cm" draw:shadow-offset-y="0.051cm" draw:shadow-color="#cdcdcd" draw:shadow-opacity="50%"/>
    </style:style>
    <style:style style:name="gr37" style:family="graphic" style:parent-style-name="standard">
      <style:graphic-properties draw:stroke="none" svg:stroke-width="0cm" draw:marker-start-width="0.199cm" draw:marker-end-width="0.199cm" draw:fill="gradient" draw:fill-gradient-name="Gradient_5f_18" draw:shadow="visible" draw:shadow-offset-x="0.051cm" draw:shadow-offset-y="0.051cm" draw:shadow-color="#cdcdcd" draw:shadow-opacity="50%"/>
    </style:style>
    <style:style style:name="gr38" style:family="graphic" style:parent-style-name="standard">
      <style:graphic-properties draw:stroke="none" svg:stroke-width="0cm" draw:marker-start-width="0.199cm" draw:marker-end-width="0.199cm" draw:fill="none" draw:textarea-vertical-align="middle" fo:min-height="1.222cm" fo:padding-top="0cm" fo:padding-bottom="0cm" fo:padding-left="0cm" fo:padding-right="0cm"/>
    </style:style>
    <style:style style:name="gr39" style:family="graphic" style:parent-style-name="standard">
      <style:graphic-properties draw:stroke="solid" svg:stroke-width="0cm" svg:stroke-color="#404040" draw:marker-start-width="0.147cm" draw:marker-end="EndMarker_5f_7" draw:marker-end-width="0.291cm" svg:stroke-opacity="100%" draw:stroke-linejoin="round" draw:fill="none" fo:padding-top="0.124cm" fo:padding-bottom="0.124cm" fo:padding-left="0.249cm" fo:padding-right="0.249cm"/>
    </style:style>
    <style:style style:name="gr40" style:family="graphic" style:parent-style-name="standard">
      <style:graphic-properties draw:stroke="solid" svg:stroke-width="0cm" svg:stroke-color="#404040" draw:marker-start="StartMarker_5f_1" draw:marker-start-width="0.291cm" draw:marker-end-width="0.147cm" svg:stroke-opacity="100%" draw:stroke-linejoin="round" draw:fill="none" fo:padding-top="0.124cm" fo:padding-bottom="0.124cm" fo:padding-left="0.249cm" fo:padding-right="0.249cm"/>
    </style:style>
    <style:style style:name="gr41" style:family="graphic" style:parent-style-name="standard">
      <style:graphic-properties draw:stroke="solid" svg:stroke-width="0cm" svg:stroke-color="#404040" draw:marker-start-width="0.147cm" draw:marker-end="EndMarker_5f_8" draw:marker-end-width="0.291cm" svg:stroke-opacity="100%" draw:stroke-linejoin="round" draw:fill="none" fo:padding-top="0.124cm" fo:padding-bottom="0.124cm" fo:padding-left="0.249cm" fo:padding-right="0.249cm"/>
    </style:style>
    <style:style style:name="gr42" style:family="graphic" style:parent-style-name="standard">
      <style:graphic-properties draw:stroke="none" svg:stroke-width="0cm" draw:marker-start-width="0.199cm" draw:marker-end-width="0.199cm" draw:fill="gradient" draw:fill-gradient-name="Gradient_5f_19" draw:shadow="visible" draw:shadow-offset-x="0.051cm" draw:shadow-offset-y="0.051cm" draw:shadow-color="#cdcdcd" draw:shadow-opacity="50%"/>
    </style:style>
    <style:style style:name="gr43" style:family="graphic" style:parent-style-name="standard">
      <style:graphic-properties draw:stroke="none" svg:stroke-width="0cm" draw:marker-start-width="0.199cm" draw:marker-end-width="0.199cm" draw:fill="none" draw:textarea-vertical-align="middle" fo:min-height="1.223cm" fo:padding-top="0cm" fo:padding-bottom="0cm" fo:padding-left="0cm" fo:padding-right="0cm"/>
    </style:style>
    <style:style style:name="gr44" style:family="graphic" style:parent-style-name="standard">
      <style:graphic-properties draw:stroke="solid" svg:stroke-width="0cm" svg:stroke-color="#404040" draw:marker-start-width="0.147cm" draw:marker-end="EndMarker_5f_9" draw:marker-end-width="0.291cm" svg:stroke-opacity="100%" draw:stroke-linejoin="round" draw:fill="none" fo:padding-top="0.124cm" fo:padding-bottom="0.124cm" fo:padding-left="0.249cm" fo:padding-right="0.249cm"/>
    </style:style>
    <style:style style:name="gr45" style:family="graphic" style:parent-style-name="standard">
      <style:graphic-properties draw:stroke="solid" svg:stroke-width="0cm" svg:stroke-color="#404040" draw:marker-start-width="0.147cm" draw:marker-end="EndMarker_5f_10" draw:marker-end-width="0.291cm" svg:stroke-opacity="100%" draw:stroke-linejoin="round" draw:fill="none" fo:padding-top="0.124cm" fo:padding-bottom="0.124cm" fo:padding-left="0.249cm" fo:padding-right="0.249cm"/>
    </style:style>
    <style:style style:name="gr46" style:family="graphic" style:parent-style-name="standard">
      <style:graphic-properties draw:stroke="none" svg:stroke-width="0cm" draw:marker-start-width="0.199cm" draw:marker-end-width="0.199cm" draw:fill="gradient" draw:fill-gradient-name="Gradient_5f_20" draw:shadow="visible" draw:shadow-offset-x="0.051cm" draw:shadow-offset-y="0.051cm" draw:shadow-color="#cdcdcd" draw:shadow-opacity="50%"/>
    </style:style>
    <style:style style:name="gr47" style:family="graphic" style:parent-style-name="standard">
      <style:graphic-properties draw:stroke="none" svg:stroke-width="0cm" draw:marker-start-width="0.199cm" draw:marker-end-width="0.199cm" draw:fill="none" draw:textarea-vertical-align="middle" fo:min-height="0.803cm" fo:padding-top="0cm" fo:padding-bottom="0cm" fo:padding-left="0cm" fo:padding-right="0cm"/>
    </style:style>
    <style:style style:name="gr48" style:family="graphic" style:parent-style-name="standard">
      <style:graphic-properties draw:stroke="none" svg:stroke-width="0cm" draw:marker-start-width="0.199cm" draw:marker-end-width="0.199cm" draw:fill="none" draw:textarea-vertical-align="middle" fo:min-height="0.802cm" fo:padding-top="0cm" fo:padding-bottom="0cm" fo:padding-left="0cm" fo:padding-right="0cm"/>
    </style:style>
    <style:style style:name="P1" style:family="paragraph"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2" style:family="paragraph">
      <style:paragraph-properties fo:margin-left="0cm" fo:margin-right="0cm" fo:margin-top="0cm" fo:margin-bottom="0cm" fo:line-height="120%" fo:text-align="center" fo:text-indent="0cm"/>
      <style:text-properties fo:font-size="18pt" style:font-size-asian="18pt" style:font-size-complex="18pt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style:paragraph-properties fo:margin-left="0cm" fo:margin-right="0cm" fo:margin-top="0cm" fo:margin-bottom="0cm" fo:line-height="120%" fo:text-align="start" fo:text-indent="0cm"/>
      <style:text-properties fo:font-size="18pt" style:font-size-asian="18pt" style:font-size-complex="18pt"/>
    </style:style>
    <style:style style:name="T1" style:family="text">
      <style:text-properties fo:color="#000000" style:font-name="Calibri1" fo:font-size="40pt" style:font-name-asian="Calibri1" style:font-size-asian="40pt" style:font-name-complex="Calibri1" style:font-size-complex="40pt"/>
    </style:style>
    <style:style style:name="T2" style:family="text">
      <style:text-properties fo:color="#000000" style:font-name="Calibri1" fo:font-size="18pt" style:font-name-asian="Calibri1" style:font-size-asian="18pt" style:font-name-complex="Calibri1" style:font-size-complex="18pt"/>
    </style:style>
    <style:style style:name="T3" style:family="text">
      <style:text-properties fo:color="#000000" style:font-name="Calibri1" fo:font-size="18pt" fo:font-style="italic" style:font-name-asian="Calibri1" style:font-size-asian="18pt" style:font-style-asian="italic" style:font-name-complex="Calibri1" style:font-size-complex="18pt" style:font-style-complex="italic"/>
    </style:style>
    <style:style style:name="T4" style:family="text">
      <style:text-properties fo:color="#000000" style:font-name="Calibri1" fo:font-size="18pt" fo:font-style="italic" fo:font-weight="bold" style:font-name-asian="Calibri1" style:font-size-asian="18pt" style:font-style-asian="italic" style:font-weight-asian="bold" style:font-name-complex="Calibri1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Default">
        <draw:g>
          <draw:g>
            <draw:polygon draw:style-name="gr1" draw:layer="layout" svg:width="11.13cm" svg:height="3.093cm" svg:x="6.179cm" svg:y="0.392cm" svg:viewBox="0 0 11131 3094" draw:points="0,3094 11131,3094 11131,0 0,0">
              <text:p/>
            </draw:polygon>
            <draw:polygon draw:style-name="gr2" draw:layer="layout" svg:width="11.13cm" svg:height="3.093cm" svg:x="6.179cm" svg:y="0.392cm" svg:viewBox="0 0 11131 3094" draw:points="0,3094 11131,3094 11131,0 0,0">
              <text:p/>
            </draw:polygon>
          </draw:g>
          <draw:frame draw:style-name="gr3" draw:text-style-name="P1" draw:layer="layout" svg:width="11.127cm" svg:height="3.091cm" svg:x="6.179cm" svg:y="0.392cm">
            <draw:text-box>
              <text:p text:style-name="P1"><text:span text:style-name="T1">com.cs598sva</text:span></text:p>
            </draw:text-box>
          </draw:frame>
        </draw:g>
        <draw:g>
          <draw:g>
            <draw:polygon draw:style-name="gr4" draw:layer="layout" svg:width="7.214cm" svg:height="3.093cm" svg:x="1.027cm" svg:y="6.401cm" svg:viewBox="0 0 7215 3094" draw:points="0,3094 7215,3094 7215,0 0,0">
              <text:p/>
            </draw:polygon>
            <draw:polygon draw:style-name="gr2" draw:layer="layout" svg:width="7.214cm" svg:height="3.093cm" svg:x="1.027cm" svg:y="6.401cm" svg:viewBox="0 0 7215 3094" draw:points="0,3094 7215,3094 7215,0 0,0">
              <text:p/>
            </draw:polygon>
          </draw:g>
          <draw:frame draw:style-name="gr3" draw:text-style-name="P1" draw:layer="layout" svg:width="7.212cm" svg:height="3.091cm" svg:x="1.027cm" svg:y="6.401cm">
            <draw:text-box>
              <text:p text:style-name="P1"><text:span text:style-name="T1">GUI</text:span></text:p>
            </draw:text-box>
          </draw:frame>
        </draw:g>
        <draw:g>
          <draw:g>
            <draw:polygon draw:style-name="gr5" draw:layer="layout" svg:width="8.588cm" svg:height="3.093cm" svg:x="13.908cm" svg:y="6.401cm" svg:viewBox="0 0 8589 3094" draw:points="0,3094 8589,3094 8589,0 0,0">
              <text:p/>
            </draw:polygon>
            <draw:polygon draw:style-name="gr2" draw:layer="layout" svg:width="8.588cm" svg:height="3.093cm" svg:x="13.908cm" svg:y="6.401cm" svg:viewBox="0 0 8589 3094" draw:points="0,3094 8589,3094 8589,0 0,0">
              <text:p/>
            </draw:polygon>
          </draw:g>
          <draw:frame draw:style-name="gr3" draw:text-style-name="P1" draw:layer="layout" svg:width="8.587cm" svg:height="3.091cm" svg:x="13.907cm" svg:y="6.401cm">
            <draw:text-box>
              <text:p text:style-name="P1"><text:span text:style-name="T1">parboil</text:span></text:p>
            </draw:text-box>
          </draw:frame>
        </draw:g>
        <draw:g>
          <draw:g>
            <draw:polygon draw:style-name="gr6" draw:layer="layout" svg:width="6.013cm" svg:height="3.093cm" svg:x="21.634cm" svg:y="11.725cm" svg:viewBox="0 0 6014 3094" draw:points="0,3094 6014,3094 6014,0 0,0">
              <text:p/>
            </draw:polygon>
            <draw:polygon draw:style-name="gr2" draw:layer="layout" svg:width="6.013cm" svg:height="3.093cm" svg:x="21.634cm" svg:y="11.725cm" svg:viewBox="0 0 6014 3094" draw:points="0,3094 6014,3094 6014,0 0,0">
              <text:p/>
            </draw:polygon>
          </draw:g>
          <draw:frame draw:style-name="gr7" draw:text-style-name="P1" draw:layer="layout" svg:width="6.011cm" svg:height="3.092cm" svg:x="21.634cm" svg:y="11.725cm">
            <draw:text-box>
              <text:p text:style-name="P1"><text:span text:style-name="T1">utils</text:span></text:p>
            </draw:text-box>
          </draw:frame>
        </draw:g>
        <draw:g>
          <draw:g>
            <draw:polygon draw:style-name="gr8" draw:layer="layout" svg:width="7.731cm" svg:height="3.093cm" svg:x="8.326cm" svg:y="11.896cm" svg:viewBox="0 0 7732 3094" draw:points="0,3094 7732,3094 7732,0 0,0">
              <text:p/>
            </draw:polygon>
            <draw:polygon draw:style-name="gr2" draw:layer="layout" svg:width="7.731cm" svg:height="3.093cm" svg:x="8.326cm" svg:y="11.896cm" svg:viewBox="0 0 7732 3094" draw:points="0,3094 7732,3094 7732,0 0,0">
              <text:p/>
            </draw:polygon>
          </draw:g>
          <draw:frame draw:style-name="gr3" draw:text-style-name="P1" draw:layer="layout" svg:width="7.729cm" svg:height="3.091cm" svg:x="8.326cm" svg:y="11.896cm">
            <draw:text-box>
              <text:p text:style-name="P1"><text:span text:style-name="T1">benchmark</text:span></text:p>
            </draw:text-box>
          </draw:frame>
        </draw:g>
        <draw:g>
          <draw:g>
            <draw:polygon draw:style-name="gr9" draw:layer="layout" svg:width="4.723cm" svg:height="3.093cm" svg:x="0.597cm" svg:y="17.561cm" svg:viewBox="0 0 4724 3094" draw:points="0,3094 4724,3094 4724,0 0,0">
              <text:p/>
            </draw:polygon>
            <draw:polygon draw:style-name="gr2" draw:layer="layout" svg:width="4.723cm" svg:height="3.093cm" svg:x="0.597cm" svg:y="17.561cm" svg:viewBox="0 0 4724 3094" draw:points="0,3094 4724,3094 4724,0 0,0">
              <text:p/>
            </draw:polygon>
          </draw:g>
          <draw:frame draw:style-name="gr3" draw:text-style-name="P1" draw:layer="layout" svg:width="4.721cm" svg:height="3.091cm" svg:x="0.597cm" svg:y="17.561cm">
            <draw:text-box>
              <text:p text:style-name="P1"><text:span text:style-name="T1">tpacf</text:span></text:p>
            </draw:text-box>
          </draw:frame>
        </draw:g>
        <draw:g>
          <draw:g>
            <draw:polygon draw:style-name="gr10" draw:layer="layout" svg:width="4.723cm" svg:height="3.093cm" svg:x="7.896cm" svg:y="17.561cm" svg:viewBox="0 0 4724 3094" draw:points="0,3094 4724,3094 4724,0 0,0">
              <text:p/>
            </draw:polygon>
            <draw:polygon draw:style-name="gr2" draw:layer="layout" svg:width="4.723cm" svg:height="3.093cm" svg:x="7.896cm" svg:y="17.561cm" svg:viewBox="0 0 4724 3094" draw:points="0,3094 4724,3094 4724,0 0,0">
              <text:p/>
            </draw:polygon>
          </draw:g>
          <draw:frame draw:style-name="gr3" draw:text-style-name="P1" draw:layer="layout" svg:width="4.721cm" svg:height="3.091cm" svg:x="7.896cm" svg:y="17.561cm">
            <draw:text-box>
              <text:p text:style-name="P1"><text:span text:style-name="T1">mriq</text:span></text:p>
            </draw:text-box>
          </draw:frame>
        </draw:g>
        <draw:g>
          <draw:g>
            <draw:polygon draw:style-name="gr11" draw:layer="layout" svg:width="6.441cm" svg:height="3.093cm" svg:x="20.346cm" svg:y="17.734cm" svg:viewBox="0 0 6442 3094" draw:points="0,3094 6442,3094 6442,0 0,0">
              <text:p/>
            </draw:polygon>
            <draw:polygon draw:style-name="gr2" draw:layer="layout" svg:width="6.441cm" svg:height="3.093cm" svg:x="20.346cm" svg:y="17.734cm" svg:viewBox="0 0 6442 3094" draw:points="0,3094 6442,3094 6442,0 0,0">
              <text:p/>
            </draw:polygon>
          </draw:g>
          <draw:frame draw:style-name="gr3" draw:text-style-name="P1" draw:layer="layout" svg:width="6.439cm" svg:height="3.091cm" svg:x="20.347cm" svg:y="17.734cm">
            <draw:text-box>
              <text:p text:style-name="P1"><text:span text:style-name="T1">vectoradd</text:span></text:p>
            </draw:text-box>
          </draw:frame>
        </draw:g>
        <draw:polyline draw:style-name="gr12" draw:layer="layout" svg:width="7.111cm" svg:height="2.922cm" svg:x="4.635cm" svg:y="3.48cm" svg:viewBox="0 0 7112 2923" draw:points="7112,0 7112,2061 0,2061 0,2923">
          <text:p/>
        </draw:polyline>
        <draw:polyline draw:style-name="gr12" draw:layer="layout" svg:width="6.46cm" svg:height="2.922cm" svg:x="11.741cm" svg:y="3.48cm" svg:viewBox="0 0 6461 2923" draw:points="0,0 0,2061 6461,2061 6461,2923">
          <text:p/>
        </draw:polyline>
        <draw:polyline draw:style-name="gr12" draw:layer="layout" svg:width="6.441cm" svg:height="2.235cm" svg:x="18.199cm" svg:y="9.492cm" svg:viewBox="0 0 6442 2236" draw:points="0,0 0,1374 6442,1374 6442,2236">
          <text:p/>
        </draw:polyline>
        <draw:polyline draw:style-name="gr12" draw:layer="layout" svg:width="6.013cm" svg:height="2.406cm" svg:x="12.188cm" svg:y="9.492cm" svg:viewBox="0 0 6014 2407" draw:points="6014,0 6014,1374 0,1374 0,2407">
          <text:p/>
        </draw:polyline>
        <draw:polyline draw:style-name="gr12" draw:layer="layout" svg:width="9.231cm" svg:height="2.579cm" svg:x="2.958cm" svg:y="14.987cm" svg:viewBox="0 0 9232 2580" draw:points="9232,0 9232,1720 0,1720 0,2580">
          <text:p/>
        </draw:polyline>
        <draw:polyline draw:style-name="gr12" draw:layer="layout" svg:width="1.935cm" svg:height="2.579cm" svg:x="10.257cm" svg:y="14.987cm" svg:viewBox="0 0 1936 2580" draw:points="1936,0 1936,1720 0,1720 0,2580">
          <text:p/>
        </draw:polyline>
        <draw:polyline draw:style-name="gr12" draw:layer="layout" svg:width="11.379cm" svg:height="2.749cm" svg:x="12.188cm" svg:y="14.987cm" svg:viewBox="0 0 11380 2750" draw:points="0,0 0,1720 11380,1720 11380,2750">
          <text:p/>
        </draw:polyline>
        <draw:frame draw:style-name="gr13" draw:text-style-name="P1" draw:layer="layout" svg:width="4.295cm" svg:height="1.72cm" svg:x="14.764cm" svg:y="18.993cm">
          <draw:text-box>
            <text:p text:style-name="P1"><text:span text:style-name="T1">...</text:span></text:p>
          </draw:text-box>
        </draw:frame>
      </draw:page>
      <draw:page draw:name="Page-2" draw:style-name="dp1" draw:master-page-name="Default">
        <draw:g>
          <draw:polygon draw:style-name="gr14" draw:layer="layout" svg:width="24.256cm" svg:height="12.436cm" svg:x="2.032cm" svg:y="8.644cm" svg:viewBox="0 0 24257 12437" draw:points="0,12437 24257,12437 24257,0 0,0">
            <text:p/>
          </draw:polygon>
          <draw:polygon draw:style-name="gr15" draw:layer="layout" svg:width="24.256cm" svg:height="12.436cm" svg:x="2.032cm" svg:y="8.644cm" svg:viewBox="0 0 24257 12437" draw:points="0,12437 24257,12437 24257,0 0,0">
            <text:p/>
          </draw:polygon>
        </draw:g>
        <draw:g>
          <draw:polygon draw:style-name="gr14" draw:layer="layout" svg:width="6.508cm" svg:height="5.227cm" svg:x="2.032cm" svg:y="2.433cm" svg:viewBox="0 0 6509 5228" draw:points="0,5228 6509,5228 6509,0 0,0">
            <text:p/>
          </draw:polygon>
          <draw:polygon draw:style-name="gr16" draw:layer="layout" svg:width="6.508cm" svg:height="5.227cm" svg:x="2.032cm" svg:y="2.433cm" svg:viewBox="0 0 6509 5228" draw:points="0,5228 6509,5228 6509,0 0,0">
            <text:p/>
          </draw:polygon>
        </draw:g>
        <draw:g>
          <draw:polygon draw:style-name="gr14" draw:layer="layout" svg:width="17.129cm" svg:height="7.396cm" svg:x="9.032cm" svg:y="0.264cm" svg:viewBox="0 0 17130 7397" draw:points="0,7397 17130,7397 17130,0 0,0">
            <text:p/>
          </draw:polygon>
          <draw:polygon draw:style-name="gr17" draw:layer="layout" svg:width="17.129cm" svg:height="7.396cm" svg:x="9.032cm" svg:y="0.264cm" svg:viewBox="0 0 17130 7397" draw:points="0,7397 17130,7397 17130,0 0,0">
            <text:p/>
          </draw:polygon>
        </draw:g>
        <draw:g>
          <draw:g>
            <draw:polygon draw:style-name="gr18" draw:layer="layout" svg:width="7.396cm" svg:height="1.775cm" svg:x="9.372cm" svg:y="9.242cm" svg:viewBox="0 0 7397 1776" draw:points="0,1776 7397,1776 7397,0 0,0">
              <text:p/>
            </draw:polygon>
            <draw:polygon draw:style-name="gr19" draw:layer="layout" svg:width="7.396cm" svg:height="1.775cm" svg:x="9.372cm" svg:y="9.242cm" svg:viewBox="0 0 7397 1776" draw:points="0,1776 7397,1776 7397,0 0,0">
              <text:p/>
            </draw:polygon>
          </draw:g>
          <draw:frame draw:style-name="gr20" draw:text-style-name="P2" draw:layer="layout" svg:width="7.396cm" svg:height="1.775cm" svg:x="9.372cm" svg:y="9.242cm">
            <draw:text-box>
              <text:p text:style-name="P2"><text:span text:style-name="T2">VectorAddBenchmark</text:span></text:p>
            </draw:text-box>
          </draw:frame>
        </draw:g>
        <draw:g>
          <draw:g>
            <draw:polygon draw:style-name="gr21" draw:layer="layout" svg:width="4.191cm" svg:height="1.775cm" svg:x="3.381cm" svg:y="14.664cm" svg:viewBox="0 0 4192 1776" draw:points="0,1776 4192,1776 4192,0 0,0">
              <text:p/>
            </draw:polygon>
            <draw:polygon draw:style-name="gr19" draw:layer="layout" svg:width="4.191cm" svg:height="1.775cm" svg:x="3.381cm" svg:y="14.664cm" svg:viewBox="0 0 4192 1776" draw:points="0,1776 4192,1776 4192,0 0,0">
              <text:p/>
            </draw:polygon>
          </draw:g>
          <draw:frame draw:style-name="gr22" draw:text-style-name="P2" draw:layer="layout" svg:width="4.19cm" svg:height="1.776cm" svg:x="3.382cm" svg:y="14.664cm">
            <draw:text-box>
              <text:p text:style-name="P2"><text:span text:style-name="T2">VectorAddJava</text:span></text:p>
            </draw:text-box>
          </draw:frame>
        </draw:g>
        <draw:g>
          <draw:g>
            <draw:polygon draw:style-name="gr23" draw:layer="layout" svg:width="6.106cm" svg:height="1.775cm" svg:x="8.349cm" svg:y="14.664cm" svg:viewBox="0 0 6107 1776" draw:points="0,1776 6107,1776 6107,0 0,0">
              <text:p/>
            </draw:polygon>
            <draw:polygon draw:style-name="gr19" draw:layer="layout" svg:width="6.106cm" svg:height="1.775cm" svg:x="8.349cm" svg:y="14.664cm" svg:viewBox="0 0 6107 1776" draw:points="0,1776 6107,1776 6107,0 0,0">
              <text:p/>
            </draw:polygon>
          </draw:g>
          <draw:frame draw:style-name="gr22" draw:text-style-name="P3" draw:layer="layout" svg:width="6.105cm" svg:height="1.776cm" svg:x="8.349cm" svg:y="14.664cm">
            <draw:text-box>
              <text:p text:style-name="P3"><text:span text:style-name="T2">VectorAddThreadJava</text:span></text:p>
            </draw:text-box>
          </draw:frame>
        </draw:g>
        <draw:g>
          <draw:g>
            <draw:polygon draw:style-name="gr24" draw:layer="layout" svg:width="4.635cm" svg:height="1.775cm" svg:x="15.337cm" svg:y="14.664cm" svg:viewBox="0 0 4636 1776" draw:points="0,1776 4636,1776 4636,0 0,0">
              <text:p/>
            </draw:polygon>
            <draw:polygon draw:style-name="gr19" draw:layer="layout" svg:width="4.635cm" svg:height="1.775cm" svg:x="15.337cm" svg:y="14.664cm" svg:viewBox="0 0 4636 1776" draw:points="0,1776 4636,1776 4636,0 0,0">
              <text:p/>
            </draw:polygon>
          </draw:g>
          <draw:frame draw:style-name="gr22" draw:text-style-name="P2" draw:layer="layout" svg:width="4.634cm" svg:height="1.776cm" svg:x="15.338cm" svg:y="14.664cm">
            <draw:text-box>
              <text:p text:style-name="P2"><text:span text:style-name="T2">VectorAddRS</text:span></text:p>
            </draw:text-box>
          </draw:frame>
        </draw:g>
        <draw:g>
          <draw:g>
            <draw:polygon draw:style-name="gr25" draw:layer="layout" svg:width="5.132cm" svg:height="1.775cm" svg:x="20.76cm" svg:y="14.664cm" svg:viewBox="0 0 5133 1776" draw:points="0,1776 5133,1776 5133,0 0,0">
              <text:p/>
            </draw:polygon>
            <draw:polygon draw:style-name="gr19" draw:layer="layout" svg:width="5.132cm" svg:height="1.775cm" svg:x="20.76cm" svg:y="14.664cm" svg:viewBox="0 0 5133 1776" draw:points="0,1776 5133,1776 5133,0 0,0">
              <text:p/>
            </draw:polygon>
          </draw:g>
          <draw:frame draw:style-name="gr22" draw:text-style-name="P3" draw:layer="layout" svg:width="5.132cm" svg:height="1.776cm" svg:x="20.759cm" svg:y="14.664cm">
            <draw:text-box>
              <text:p text:style-name="P3"><text:span text:style-name="T2">VectorAddOpenCL</text:span></text:p>
            </draw:text-box>
          </draw:frame>
        </draw:g>
        <draw:polyline draw:style-name="gr26" draw:layer="layout" svg:width="7.593cm" svg:height="3.65cm" svg:x="5.478cm" svg:y="11.017cm" svg:viewBox="0 0 7594 3651" draw:points="0,3651 0,2071 7594,2071 7594,0">
          <text:p/>
        </draw:polyline>
        <draw:polyline draw:style-name="gr27" draw:layer="layout" svg:width="1.48cm" svg:height="3.65cm" svg:x="11.591cm" svg:y="11.017cm" svg:viewBox="0 0 1481 3651" draw:points="0,3651 0,2071 1481,2071 1481,0">
          <text:p/>
        </draw:polyline>
        <draw:polyline draw:style-name="gr28" draw:layer="layout" svg:width="4.586cm" svg:height="3.65cm" svg:x="13.069cm" svg:y="11.017cm" svg:viewBox="0 0 4587 3651" draw:points="4587,3651 4587,2071 0,2071 0,0">
          <text:p/>
        </draw:polyline>
        <draw:polyline draw:style-name="gr29" draw:layer="layout" svg:width="10.008cm" svg:height="3.65cm" svg:x="13.069cm" svg:y="11.017cm" svg:viewBox="0 0 10009 3651" draw:points="10009,3651 10009,2071 0,2071 0,0">
          <text:p/>
        </draw:polyline>
        <draw:g>
          <draw:g>
            <draw:polygon draw:style-name="gr30" draw:layer="layout" svg:width="7.396cm" svg:height="1.775cm" svg:x="9.372cm" svg:y="4.662cm" svg:viewBox="0 0 7397 1776" draw:points="0,1776 7397,1776 7397,0 0,0">
              <text:p/>
            </draw:polygon>
            <draw:polygon draw:style-name="gr19" draw:layer="layout" svg:width="7.396cm" svg:height="1.775cm" svg:x="9.372cm" svg:y="4.662cm" svg:viewBox="0 0 7397 1776" draw:points="0,1776 7397,1776 7397,0 0,0">
              <text:p/>
            </draw:polygon>
          </draw:g>
          <draw:frame draw:style-name="gr20" draw:text-style-name="P2" draw:layer="layout" svg:width="7.396cm" svg:height="1.775cm" svg:x="9.372cm" svg:y="4.662cm">
            <draw:text-box>
              <text:p text:style-name="P2"><text:span text:style-name="T2">ParboilBechmark</text:span></text:p>
            </draw:text-box>
          </draw:frame>
        </draw:g>
        <draw:line draw:style-name="gr31" draw:layer="layout" svg:x1="13.069cm" svg:y1="9.24cm" svg:x2="13.069cm" svg:y2="6.436cm">
          <text:p/>
        </draw:line>
        <draw:g>
          <draw:g>
            <draw:polygon draw:style-name="gr32" draw:layer="layout" svg:width="7.396cm" svg:height="1.775cm" svg:x="9.372cm" svg:y="1.506cm" svg:viewBox="0 0 7397 1776" draw:points="0,1776 7397,1776 7397,0 0,0">
              <text:p/>
            </draw:polygon>
            <draw:polygon draw:style-name="gr19" draw:layer="layout" svg:width="7.396cm" svg:height="1.775cm" svg:x="9.372cm" svg:y="1.506cm" svg:viewBox="0 0 7397 1776" draw:points="0,1776 7397,1776 7397,0 0,0">
              <text:p/>
            </draw:polygon>
          </draw:g>
          <draw:frame draw:style-name="gr20" draw:text-style-name="P2" draw:layer="layout" svg:width="7.396cm" svg:height="1.775cm" svg:x="9.372cm" svg:y="1.506cm">
            <draw:text-box>
              <text:p text:style-name="P2"><text:span text:style-name="T2">ParboilBechmarkAbstract</text:span></text:p>
            </draw:text-box>
          </draw:frame>
        </draw:g>
        <draw:line draw:style-name="gr33" draw:layer="layout" svg:x1="13.069cm" svg:y1="4.66cm" svg:x2="13.069cm" svg:y2="3.281cm">
          <text:p/>
        </draw:line>
        <draw:g>
          <draw:g>
            <draw:polygon draw:style-name="gr34" draw:layer="layout" svg:width="6.41cm" svg:height="1.775cm" svg:x="18.738cm" svg:y="9.34cm" svg:viewBox="0 0 6411 1776" draw:points="0,1776 6411,1776 6411,0 0,0">
              <text:p/>
            </draw:polygon>
            <draw:polygon draw:style-name="gr19" draw:layer="layout" svg:width="6.41cm" svg:height="1.775cm" svg:x="18.738cm" svg:y="9.34cm" svg:viewBox="0 0 6411 1776" draw:points="0,1776 6411,1776 6411,0 0,0">
              <text:p/>
            </draw:polygon>
          </draw:g>
          <draw:frame draw:style-name="gr35" draw:text-style-name="P2" draw:layer="layout" svg:width="6.41cm" svg:height="1.773cm" svg:x="18.738cm" svg:y="9.341cm">
            <draw:text-box>
              <text:p text:style-name="P2"><text:span text:style-name="T2">VectorAddFileReader</text:span></text:p>
            </draw:text-box>
          </draw:frame>
        </draw:g>
        <draw:g>
          <draw:g>
            <draw:polygon draw:style-name="gr36" draw:layer="layout" svg:width="6.41cm" svg:height="1.775cm" svg:x="18.738cm" svg:y="4.662cm" svg:viewBox="0 0 6411 1776" draw:points="0,1776 6411,1776 6411,0 0,0">
              <text:p/>
            </draw:polygon>
            <draw:polygon draw:style-name="gr19" draw:layer="layout" svg:width="6.41cm" svg:height="1.775cm" svg:x="18.738cm" svg:y="4.662cm" svg:viewBox="0 0 6411 1776" draw:points="0,1776 6411,1776 6411,0 0,0">
              <text:p/>
            </draw:polygon>
          </draw:g>
          <draw:frame draw:style-name="gr20" draw:text-style-name="P2" draw:layer="layout" svg:width="6.41cm" svg:height="1.775cm" svg:x="18.738cm" svg:y="4.662cm">
            <draw:text-box>
              <text:p text:style-name="P2"><text:span text:style-name="T2">CheckSolution</text:span></text:p>
            </draw:text-box>
          </draw:frame>
        </draw:g>
        <draw:g>
          <draw:g>
            <draw:polygon draw:style-name="gr37" draw:layer="layout" svg:width="3.945cm" svg:height="1.223cm" svg:x="3.703cm" svg:y="4.09cm" svg:viewBox="0 0 3946 1224" draw:points="0,1224 3946,1224 3946,0 0,0">
              <text:p/>
            </draw:polygon>
            <draw:polygon draw:style-name="gr19" draw:layer="layout" svg:width="3.945cm" svg:height="1.223cm" svg:x="3.703cm" svg:y="4.09cm" svg:viewBox="0 0 3946 1224" draw:points="0,1224 3946,1224 3946,0 0,0">
              <text:p/>
            </draw:polygon>
          </draw:g>
          <draw:frame draw:style-name="gr38" draw:text-style-name="P2" draw:layer="layout" svg:width="3.943cm" svg:height="1.222cm" svg:x="3.703cm" svg:y="4.09cm">
            <draw:text-box>
              <text:p text:style-name="P2"><text:span text:style-name="T2">Timer</text:span></text:p>
            </draw:text-box>
          </draw:frame>
        </draw:g>
        <draw:line draw:style-name="gr39" draw:layer="layout" svg:x1="18.736cm" svg:y1="10.178cm" svg:x2="16.766cm" svg:y2="10.178cm">
          <text:p/>
        </draw:line>
        <draw:line draw:style-name="gr40" draw:layer="layout" svg:x1="16.766cm" svg:y1="5.55cm" svg:x2="18.736cm" svg:y2="5.55cm">
          <text:p/>
        </draw:line>
        <draw:line draw:style-name="gr41" draw:layer="layout" svg:x1="7.647cm" svg:y1="4.988cm" svg:x2="9.372cm" svg:y2="4.988cm">
          <text:p/>
        </draw:line>
        <draw:g>
          <draw:g>
            <draw:polygon draw:style-name="gr42" draw:layer="layout" svg:width="3.945cm" svg:height="1.223cm" svg:x="3.703cm" svg:y="5.688cm" svg:viewBox="0 0 3946 1224" draw:points="0,1224 3946,1224 3946,0 0,0">
              <text:p/>
            </draw:polygon>
            <draw:polygon draw:style-name="gr19" draw:layer="layout" svg:width="3.945cm" svg:height="1.223cm" svg:x="3.703cm" svg:y="5.688cm" svg:viewBox="0 0 3946 1224" draw:points="0,1224 3946,1224 3946,0 0,0">
              <text:p/>
            </draw:polygon>
          </draw:g>
          <draw:frame draw:style-name="gr43" draw:text-style-name="P2" draw:layer="layout" svg:width="3.943cm" svg:height="1.223cm" svg:x="3.703cm" svg:y="5.687cm">
            <draw:text-box>
              <text:p text:style-name="P2"><text:span text:style-name="T2">Logger</text:span></text:p>
            </draw:text-box>
          </draw:frame>
        </draw:g>
        <draw:line draw:style-name="gr44" draw:layer="layout" svg:x1="7.647cm" svg:y1="6.062cm" svg:x2="9.372cm" svg:y2="6.062cm">
          <text:p/>
        </draw:line>
        <draw:polyline draw:style-name="gr45" draw:layer="layout" svg:width="0.002cm" svg:height="1.678cm" svg:x="17.653cm" svg:y="16.439cm" svg:viewBox="0 0 3 1679" draw:points="0,1679 0,494 3,494 3,0">
          <text:p/>
        </draw:polyline>
        <draw:g>
          <draw:g>
            <draw:polygon draw:style-name="gr46" draw:layer="layout" svg:width="14.789cm" svg:height="1.775cm" svg:x="9.723cm" svg:y="18.116cm" svg:viewBox="0 0 14790 1776" draw:points="0,1776 14790,1776 14790,0 0,0">
              <text:p/>
            </draw:polygon>
            <draw:polygon draw:style-name="gr19" draw:layer="layout" svg:width="14.789cm" svg:height="1.775cm" svg:x="9.723cm" svg:y="18.116cm" svg:viewBox="0 0 14790 1776" draw:points="0,1776 14790,1776 14790,0 0,0">
              <text:p/>
            </draw:polygon>
          </draw:g>
          <draw:frame draw:style-name="gr20" draw:text-style-name="P2" draw:layer="layout" svg:width="14.79cm" svg:height="1.775cm" svg:x="9.722cm" svg:y="18.116cm">
            <draw:text-box>
              <text:p text:style-name="P2"><text:span text:style-name="T2">ScriptC_vectoradd (</text:span><text:span text:style-name="T3">Auto-generated from </text:span><text:span text:style-name="T4">vectoradd.rs</text:span><text:span text:style-name="T2">)</text:span></text:p>
            </draw:text-box>
          </draw:frame>
        </draw:g>
        <draw:frame draw:style-name="gr47" draw:text-style-name="P4" draw:layer="layout" svg:width="12.326cm" svg:height="0.803cm" svg:x="2.87cm" svg:y="20.24cm">
          <draw:text-box>
            <text:p text:style-name="P4"><text:span text:style-name="T2">Package: parboil.benchmark.vectoradd</text:span></text:p>
          </draw:text-box>
        </draw:frame>
        <draw:frame draw:style-name="gr48" draw:text-style-name="P4" draw:layer="layout" svg:width="5.916cm" svg:height="0.802cm" svg:x="2.341cm" svg:y="2.656cm">
          <draw:text-box>
            <text:p text:style-name="P4"><text:span text:style-name="T2">Package: parboil.utils</text:span></text:p>
          </draw:text-box>
        </draw:frame>
        <draw:frame draw:style-name="gr47" draw:text-style-name="P4" draw:layer="layout" svg:width="9.365cm" svg:height="0.803cm" svg:x="9.526cm" svg:y="0.355cm">
          <draw:text-box>
            <text:p text:style-name="P4"><text:span text:style-name="T2">Package: parboil.benchmar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5f_1" draw:display-name="Gradient_1" draw:style="linear" draw:start-color="#ffffff" draw:end-color="#f0f0f0" draw:start-intensity="100%" draw:end-intensity="100%" draw:angle="0" draw:border="0%"/>
    <draw:gradient draw:name="Gradient_5f_10" draw:display-name="Gradient_10" draw:style="linear" draw:start-color="#ffffff" draw:end-color="#f0f0f0" draw:start-intensity="100%" draw:end-intensity="100%" draw:angle="0" draw:border="0%"/>
    <draw:gradient draw:name="Gradient_5f_11" draw:display-name="Gradient_11" draw:style="linear" draw:start-color="#ffffff" draw:end-color="#f0f0f0" draw:start-intensity="100%" draw:end-intensity="100%" draw:angle="0" draw:border="0%"/>
    <draw:gradient draw:name="Gradient_5f_12" draw:display-name="Gradient_12" draw:style="linear" draw:start-color="#ffffff" draw:end-color="#f0f0f0" draw:start-intensity="100%" draw:end-intensity="100%" draw:angle="0" draw:border="0%"/>
    <draw:gradient draw:name="Gradient_5f_13" draw:display-name="Gradient_13" draw:style="linear" draw:start-color="#ffffff" draw:end-color="#f0f0f0" draw:start-intensity="100%" draw:end-intensity="100%" draw:angle="0" draw:border="0%"/>
    <draw:gradient draw:name="Gradient_5f_14" draw:display-name="Gradient_14" draw:style="linear" draw:start-color="#ffffff" draw:end-color="#f0f0f0" draw:start-intensity="100%" draw:end-intensity="100%" draw:angle="0" draw:border="0%"/>
    <draw:gradient draw:name="Gradient_5f_15" draw:display-name="Gradient_15" draw:style="linear" draw:start-color="#ffffff" draw:end-color="#f0f0f0" draw:start-intensity="100%" draw:end-intensity="100%" draw:angle="0" draw:border="0%"/>
    <draw:gradient draw:name="Gradient_5f_16" draw:display-name="Gradient_16" draw:style="linear" draw:start-color="#ffffff" draw:end-color="#f0f0f0" draw:start-intensity="100%" draw:end-intensity="100%" draw:angle="0" draw:border="0%"/>
    <draw:gradient draw:name="Gradient_5f_17" draw:display-name="Gradient_17" draw:style="linear" draw:start-color="#ffffff" draw:end-color="#f0f0f0" draw:start-intensity="100%" draw:end-intensity="100%" draw:angle="0" draw:border="0%"/>
    <draw:gradient draw:name="Gradient_5f_18" draw:display-name="Gradient_18" draw:style="linear" draw:start-color="#ffffff" draw:end-color="#f0f0f0" draw:start-intensity="100%" draw:end-intensity="100%" draw:angle="0" draw:border="0%"/>
    <draw:gradient draw:name="Gradient_5f_19" draw:display-name="Gradient_19" draw:style="linear" draw:start-color="#ffffff" draw:end-color="#f0f0f0" draw:start-intensity="100%" draw:end-intensity="100%" draw:angle="0" draw:border="0%"/>
    <draw:gradient draw:name="Gradient_5f_2" draw:display-name="Gradient_2" draw:style="linear" draw:start-color="#ffffff" draw:end-color="#f0f0f0" draw:start-intensity="100%" draw:end-intensity="100%" draw:angle="0" draw:border="0%"/>
    <draw:gradient draw:name="Gradient_5f_20" draw:display-name="Gradient_20" draw:style="linear" draw:start-color="#ffffff" draw:end-color="#f0f0f0" draw:start-intensity="100%" draw:end-intensity="100%" draw:angle="0" draw:border="0%"/>
    <draw:gradient draw:name="Gradient_5f_3" draw:display-name="Gradient_3" draw:style="linear" draw:start-color="#ffffff" draw:end-color="#f0f0f0" draw:start-intensity="100%" draw:end-intensity="100%" draw:angle="0" draw:border="0%"/>
    <draw:gradient draw:name="Gradient_5f_4" draw:display-name="Gradient_4" draw:style="linear" draw:start-color="#ffffff" draw:end-color="#f0f0f0" draw:start-intensity="100%" draw:end-intensity="100%" draw:angle="0" draw:border="0%"/>
    <draw:gradient draw:name="Gradient_5f_5" draw:display-name="Gradient_5" draw:style="linear" draw:start-color="#ffffff" draw:end-color="#f0f0f0" draw:start-intensity="100%" draw:end-intensity="100%" draw:angle="0" draw:border="0%"/>
    <draw:gradient draw:name="Gradient_5f_6" draw:display-name="Gradient_6" draw:style="linear" draw:start-color="#ffffff" draw:end-color="#f0f0f0" draw:start-intensity="100%" draw:end-intensity="100%" draw:angle="0" draw:border="0%"/>
    <draw:gradient draw:name="Gradient_5f_7" draw:display-name="Gradient_7" draw:style="linear" draw:start-color="#ffffff" draw:end-color="#f0f0f0" draw:start-intensity="100%" draw:end-intensity="100%" draw:angle="0" draw:border="0%"/>
    <draw:gradient draw:name="Gradient_5f_8" draw:display-name="Gradient_8" draw:style="linear" draw:start-color="#ffffff" draw:end-color="#f0f0f0" draw:start-intensity="100%" draw:end-intensity="100%" draw:angle="0" draw:border="0%"/>
    <draw:gradient draw:name="Gradient_5f_9" draw:display-name="Gradient_9" draw:style="linear" draw:start-color="#ffffff" draw:end-color="#f0f0f0" draw:start-intensity="100%" draw:end-intensity="100%" draw:angle="0" draw:border="0%"/>
    <draw:marker draw:name="Arrow" svg:viewBox="0 0 20 30" svg:d="M10 0l-10 30h20z"/>
    <draw:marker draw:name="EndMarker_5f_1" draw:display-name="EndMarker_1" svg:viewBox="0 0 20 30" svg:d="M10 0l-10 30h20zM10 12l-5 15h10z"/>
    <draw:marker draw:name="EndMarker_5f_10" draw:display-name="EndMarker_10" svg:viewBox="-4 -4 28 18" svg:d="M10-4l-14 14 4 4 10-10 10 10 4-4z"/>
    <draw:marker draw:name="EndMarker_5f_2" draw:display-name="EndMarker_2" svg:viewBox="0 0 20 30" svg:d="M10 0l-10 30h20zM10 12l-5 15h10z"/>
    <draw:marker draw:name="EndMarker_5f_3" draw:display-name="EndMarker_3" svg:viewBox="0 0 20 30" svg:d="M10 0l-10 30h20zM10 12l-5 15h10z"/>
    <draw:marker draw:name="EndMarker_5f_4" draw:display-name="EndMarker_4" svg:viewBox="0 0 20 30" svg:d="M10 0l-10 30h20zM10 12l-5 15h10z"/>
    <draw:marker draw:name="EndMarker_5f_5" draw:display-name="EndMarker_5" svg:viewBox="0 0 20 30" svg:d="M10 0l-10 30h20zM10 12l-5 15h10z"/>
    <draw:marker draw:name="EndMarker_5f_6" draw:display-name="EndMarker_6" svg:viewBox="0 0 20 30" svg:d="M10 0l-10 30h20zM10 12l-5 15h10z"/>
    <draw:marker draw:name="EndMarker_5f_7" draw:display-name="EndMarker_7" svg:viewBox="-4 -4 28 18" svg:d="M10-4l-14 14 4 4 10-10 10 10 4-4z"/>
    <draw:marker draw:name="EndMarker_5f_8" draw:display-name="EndMarker_8" svg:viewBox="-4 -4 28 18" svg:d="M10-4l-14 14 4 4 10-10 10 10 4-4z"/>
    <draw:marker draw:name="EndMarker_5f_9" draw:display-name="EndMarker_9" svg:viewBox="-4 -4 28 18" svg:d="M10-4l-14 14 4 4 10-10 10 10 4-4z"/>
    <draw:marker draw:name="StartMarker_5f_1" draw:display-name="StartMarker_1" svg:viewBox="-4 -4 28 18" svg:d="M10-4l-14 14 4 4 10-10 10 10 4-4z"/>
    <draw:stroke-dash draw:name="Dash_5f_1" draw:display-name="Dash_1" draw:style="rect" draw:dots1="1" draw:dots1-length="1100%" draw:dots2="1" draw:dots2-length="1100%" draw:distance="500%"/>
    <draw:stroke-dash draw:name="Dash_5f_2" draw:display-name="Dash_2" draw:style="rect" draw:dots1="1" draw:dots1-length="1100%" draw:dots2="1" draw:dots2-length="1100%" draw:distance="500%"/>
    <draw:stroke-dash draw:name="Dash_5f_3" draw:display-name="Dash_3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20_1" style:display-name="Default 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06T13:55:21.617000000</dc:date>
    <meta:generator>LibreOffice/4.2.1.1$Windows_x86 LibreOffice_project/d7dbbd7842e6a58b0f521599204e827654e1fb8b</meta:generator>
    <meta:editing-duration>PT4M24S</meta:editing-duration>
    <meta:editing-cycles>2</meta:editing-cycles>
    <meta:document-statistic meta:object-count="131"/>
  </office:meta>
</office:document-meta>
</file>